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fo:language="en" fo:country="US" style:language-complex="ar" style:country-complex="SA"/>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4">
      <style:text-properties fo:font-size="12pt" style:font-size-asian="12pt" style:font-size-complex="12pt"/>
    </style:style>
    <style:style style:name="P20" style:family="paragraph" style:parent-style-name="Heading_20_4">
      <style:text-properties style:font-name="Arial1" fo:font-size="12pt" style:font-size-asian="12pt" style:font-size-complex="12pt"/>
    </style:style>
    <style:style style:name="P21" style:family="paragraph" style:parent-style-name="Heading_20_1" style:master-page-name="First_20_Page">
      <style:paragraph-properties style:page-number="auto"/>
    </style:style>
    <style:style style:name="P22"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language="en" fo:country="US" style:language-complex="ar" style:country-complex="SA"/>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4">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ext:soft-page-break/>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4">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4">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4">the</text:span> necessary connection is made on some other node, because that results in hard-to-diagnose bugs as <text:span text:style-name="T4">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4">important</text:span> to build support for a reasonable number of stubs into <text:span text:style-name="T4">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4">the</text:span> 12V nominal value, the better this will work.</text:p>
      <text:h text:style-name="Heading_20_2" text:outline-level="2">Consumption of Power</text:h>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19" text:outline-level="4">Passive single resistor</text:h>
      <text:p text:style-name="Standard">A single 120<text:span text:style-name="T1">±</text:span><text:span text:style-name="T6">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0"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he Standard requires it be possible to enable or disable them depending on where the node is installed on <text:span text:style-name="T4">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4">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4">including one are discussed in the NXP (Philips) and Texas Instruments application notes referenced above. Typical parts are the TDK ZJYS81RS-2PL51(T)-G01 and the ZJYS51-2PT. </text:span></text:p>
      <text:h text:style-name="P22" text:outline-level="2">Sample Schematic</text:h>
      <text:p text:style-name="Standard"><text:span text:style-name="T5">The following informative schematic is a sample of various possible design choices, and not normat</text:span><text:span text:style-name="T5">ive in any way.</text:span></text:p>
      <text:p text:style-name="P12"/>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4">the</text:span> cables and transceivers. </text:p>
      <text:p text:style-name="Standard"><draw:frame draw:style-name="fr1" draw:name="graphics1" text:anchor-type="paragraph" svg:width="2.9626in" svg:height="1.5516in" draw:z-index="14"><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4">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 if it's to work with bridge(s).</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7">http://www.ixxat.com/introduction_bridges_en.html</text:span></text:a></text:p>
      <text:p text:style-name="Standard"><text:a xlink:type="simple" xlink:href="http://www.ieee-icnp.org/1996/papers/1996-21.pdf"><text:span text:style-name="T7">http://www.ieee-icnp.org/1996/papers/1996-21.pdf</text:span></text:a></text:p>
      <text:p text:style-name="P11">http://doi.ieeecomputersociety.org/10.1109/ISPAN.1996.509033</text:p>
      <text:p text:style-name="Standard"><text:a xlink:type="simple" xlink:href="http://www.ixxat.com/can_bridge_en.html"><text:span text:style-name="T7">http://www.ixxat.com/can_bridge_en.html</text:span></text:a></text:p>
      <text:p text:style-name="Standard"><text:a xlink:type="simple" xlink:href="http://www.wrcakron.com/devicenet/CAN_Bus_Applications.pdf"><text:span text:style-name="T7">http://www.wrcakron.com/devicenet/CAN_Bus_Applications.pdf</text:span></text:a></text:p>
      <text:p text:style-name="Standard"><text:a xlink:type="simple" xlink:href="http://www.matric.com/canbridge.html"><text:span text:style-name="T7">http://www.matric.com/canbridge.html</text:span></text:a></text:p>
      <text:h text:style-name="Heading_20_2" text:outline-level="2">Gateways</text:h>
      <text:p text:style-name="Standard">Gateways connect a CAN segment to another communication technology, such as IP over wireless, Ethernet or some other. In <text:span text:style-name="T4">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text:soft-page-break/>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7"><text:s/>2.1 Intended Use<text:tab/>1</text:p>
          <text:p text:style-name="P17"><text:s/>2.2 References and Context<text:tab/>1</text:p>
          <text:p text:style-name="P17"><text:s/>2.3 Physical Interconnection<text:tab/>1</text:p>
          <text:p text:style-name="P17"><text:s/>2.4 Data Transport<text:tab/>3</text:p>
          <text:p text:style-name="P17"><text:s/>2.5 Supply of Power<text:tab/>4</text:p>
          <text:p text:style-name="P17"><text:s/>2.6 Consumption of Power<text:tab/>4</text:p>
          <text:p text:style-name="P18"><text:s/>3 Design Issues<text:tab/>4</text:p>
          <text:p text:style-name="P17"><text:s/>3.1 Bus Termination<text:tab/>4</text:p>
          <text:p text:style-name="P16"><text:s/>3.1.1 Termination Circuits<text:tab/>5</text:p>
          <text:p text:style-name="P15"><text:s/>3.1.1.1 Passive single resistor<text:tab/>5</text:p>
          <text:p text:style-name="P15"><text:s/>3.1.1.2 Passive split resistors bypassed to ground<text:tab/>5</text:p>
          <text:p text:style-name="P15"><text:s/>3.1.1.3 Biased split termination<text:tab/>5</text:p>
          <text:p text:style-name="P15"><text:s/>3.1.1.4 Active termination<text:tab/>5</text:p>
          <text:p text:style-name="P15"><text:s/>3.1.1.5 Distributed termination<text:tab/>5</text:p>
          <text:p text:style-name="P16"><text:s/>3.1.2 Terminator Placement<text:tab/>5</text:p>
          <text:p text:style-name="P17"><text:s/>3.2 EMC Management<text:tab/>6</text:p>
          <text:p text:style-name="P16"><text:s/>3.2.1 Chokes<text:tab/>6</text:p>
          <text:p text:style-name="P17"><text:s/>3.3 Sample Schematic<text:tab/>6</text:p>
          <text:p text:style-name="P18"><text:s/>4 Repeaters, Bridges and Gateways<text:tab/>8</text:p>
          <text:p text:style-name="P17"><text:s/>4.1 Repeaters<text:tab/>8</text:p>
          <text:p text:style-name="P17"><text:s/>4.2 Bridges<text:tab/>8</text:p>
          <text:p text:style-name="P17"><text:s/>4.3 Gateways<text:tab/>9</text:p>
          <text:p text:style-name="P18"><text:s/>5 References<text:tab/>9</text:p>
          <text:p text:style-name="P17"><text:s/>5.1 Standards<text:tab/>9</text:p>
          <text:p text:style-name="P17"><text:soft-page-break/><text:s/>5.2 Application Notes<text:tab/>10</text:p>
          <text:p text:style-name="P16"><text:s/>5.2.1 Anixter<text:tab/>10</text:p>
          <text:p text:style-name="P16"><text:s/>5.2.2 Mohawk.com<text:tab/>10</text:p>
          <text:p text:style-name="P16"><text:s/>5.2.3 Microchip Corp<text:tab/>10</text:p>
          <text:p text:style-name="P16"><text:s/>5.2.4 Philips<text:tab/>10</text:p>
          <text:p text:style-name="P16"><text:s/>5.2.5 Texas Instruments<text:tab/>10</text:p>
          <text:p text:style-name="P17"><text:s/>5.3 Component data sheets<text:tab/>11</text:p>
          <text:p text:style-name="P16"><text:s/>5.3.1 Microchip<text:tab/>11</text:p>
          <text:p text:style-name="P16"><text:s/>5.3.2 NXP Electronics (Philips)<text:tab/>11</text:p>
          <text:p text:style-name="P16"><text:s/>5.3.3 STMicroelectronics<text:tab/>11</text:p>
          <text:p text:style-name="P16"><text:s/>5.3.4 Texas Instruments<text:tab/>11</text:p>
          <text:p text:style-name="P17"><text:s/>5.4 Tools<text:tab/>11</text:p>
          <text:p text:style-name="P16"><text:s/>5.4.1 Microchip <text:tab/>12</text:p>
          <text:p text:style-name="P16"><text:s/>5.4.2 IXAAT<text:tab/>12</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0-10-08T17:45:56">10/8/2010</text:date></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13</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1" text:anchor-type="paragraph" svg:width="3.2138in" svg:height="1.3189in" draw:z-index="15"><draw:image xlink:href="Pictures/100000000000019E000000AB3587FE04.png" xlink:type="simple" xlink:show="embed" xlink:actuate="onLoad"/></draw:frame><draw:frame draw:style-name="Mfr1" draw:name="graphics2" text:anchor-type="paragraph" svg:width="3.2138in" svg:height="1.3189in" draw:z-index="13"><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date" office:date-value="2010-10-07">
              <text:p text:style-name="MP10">10/07/10</text:p>
            </table:table-cell>
            <table:table-cell table:style-name="Table1.C1" office:value-type="string">
              <text:p text:style-name="MP11">Adopted</text:p>
            </table:table-cell>
          </table:table-row>
        </table:table>
        <text:p text:style-name="Header"/>
      </style:header>
      <style:footer>
        <text:p text:style-name="MP12">Copyright 2010, by J. Day, D. Harris, B. Jacobsen, and A. Shepherd<text:tab/><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16" text:date-value="2010-10-08T17:45:56">10/8/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x.1</dc:title>
    <meta:initial-creator>Alex Shepherd</meta:initial-creator>
    <meta:creation-date>2009-01-22T07:11:27</meta:creation-date>
    <meta:editing-cycles>194</meta:editing-cycles>
    <meta:editing-duration>PT30H23M23S</meta:editing-duration>
    <meta:generator>OpenOffice.org/3.2$Unix OpenOffice.org_project/320m18$Build-9502</meta:generator>
    <dc:date>2010-10-08T17:45:56</dc:date>
    <dc:creator>Bob Jacobsen</dc:creator>
    <meta:printed-by>Bob Jacobsen</meta:printed-by>
    <meta:print-date>2010-09-15T08:13:28</meta:print-date>
    <meta:document-statistic meta:table-count="1" meta:image-count="3" meta:object-count="0" meta:page-count="13" meta:paragraph-count="194" meta:word-count="3984" meta:character-count="27641"/>
  </office:meta>
</office:document-meta>
</file>